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d877" officeooo:paragraph-rsid="0010d877" style:font-weight-asian="bold" style:font-weight-complex="bold"/>
    </style:style>
    <style:style style:name="P2" style:family="paragraph" style:parent-style-name="Standard">
      <style:text-properties fo:font-weight="bold" officeooo:rsid="001295a9" officeooo:paragraph-rsid="001295a9" style:font-weight-asian="bold" style:font-weight-complex="bold"/>
    </style:style>
    <style:style style:name="P3" style:family="paragraph" style:parent-style-name="Standard">
      <style:text-properties fo:font-weight="normal" officeooo:rsid="0010d877" officeooo:paragraph-rsid="0010d877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295a9" officeooo:paragraph-rsid="001295a9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295a9" officeooo:paragraph-rsid="001702c9" style:font-weight-asian="normal" style:font-weight-complex="normal"/>
    </style:style>
    <style:style style:name="P6" style:family="paragraph" style:parent-style-name="Standard" style:list-style-name="L2">
      <style:text-properties style:text-underline-style="none" fo:font-weight="normal" officeooo:rsid="001295a9" officeooo:paragraph-rsid="001295a9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officeooo:rsid="0015d41e"/>
    </style:style>
    <style:style style:name="T4" style:family="text">
      <style:text-properties style:text-underline-style="none" officeooo:rsid="00182698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1a6c2" style:font-weight-asian="normal" style:font-weight-complex="normal"/>
    </style:style>
    <style:style style:name="T7" style:family="text">
      <style:text-properties fo:font-weight="normal" officeooo:rsid="001702c9" style:font-weight-asian="normal" style:font-weight-complex="normal"/>
    </style:style>
    <style:style style:name="T8" style:family="text">
      <style:text-properties officeooo:rsid="001702c9"/>
    </style:style>
    <style:style style:name="T9" style:family="text">
      <style:text-properties officeooo:rsid="00182698"/>
    </style:style>
    <style:style style:name="T10" style:family="text">
      <style:text-properties officeooo:rsid="0018fc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do de requisitos:</text:p>
      <text:p text:style-name="P1"/>
      <text:p text:style-name="P1">1) <text:span text:style-name="T5">Se requiere de una aplicación </text:span><text:span text:style-name="T7">web</text:span><text:span text:style-name="T5"> donde el cliente pueda </text:span><text:span text:style-name="T6">pedir la pizza de su preferencia, para que posteriormente le llegue a domicilio:</text:span></text:p>
      <text:p text:style-name="P3"/>
      <text:list xml:id="list1143660677" text:style-name="L1">
        <text:list-item>
          <text:p text:style-name="P4">Cliente podrá <text:span text:style-name="T9">ver las diferentes pizzas y precios sin necesidad de iniciar sesión</text:span>.</text:p>
        </text:list-item>
        <text:list-item>
          <text:p text:style-name="P5">Cliente <text:span text:style-name="T9">tendrá que </text:span>iniciar sesión en la aplicación <text:span text:style-name="T9">para poder</text:span> <text:span text:style-name="T8">hacer pedidos</text:span>.</text:p>
        </text:list-item>
        <text:list-item>
          <text:p text:style-name="P4">Dispondrá de un menú donde observará las distintas pizzas disponibles con sus respectivos ingredientes y el precio a pagar.</text:p>
        </text:list-item>
        <text:list-item>
          <text:p text:style-name="P4">Luego de escoger la pizza podrá escoger una bebida de manera opcional.</text:p>
        </text:list-item>
        <text:list-item>
          <text:p text:style-name="P4">Podrá escoger un ingrediente extra de manera opcional.</text:p>
        </text:list-item>
        <text:list-item>
          <text:p text:style-name="P4">Podrá escoger si pagar mediante transferencia bancaria o cobro a destino.</text:p>
        </text:list-item>
        <text:list-item>
          <text:p text:style-name="P4">Luego de escoger el método de pago tendrá <text:span text:style-name="T9">que</text:span> rellenar los datos de dirección y teléfono <text:span text:style-name="T9">(en caso de que no lo haya hecho cuando creó la cuenta)</text:span>.</text:p>
        </text:list-item>
        <text:list-item>
          <text:p text:style-name="P4">Se le mostrará un resumen de su pedido y si está de acuerdo realizará el envío del pedido.</text:p>
        </text:list-item>
        <text:list-item>
          <text:p text:style-name="P4">Si el cliente escogió transferencia bancaria el cliente deberá de realizar el pago y luego introducir el número de confirmación, para que pueda ser enviada la pizza.</text:p>
        </text:list-item>
        <text:list-item>
          <text:p text:style-name="P4">Si el cliente escogió pago “cobro destino” solamente tendrá que esperar a que llegue su pedido y podrá pagar en efectivo.</text:p>
        </text:list-item>
        <text:list-item>
          <text:p text:style-name="P4">El cliente podrá verificar el estado de su pedido (En espera, Procesando o Enviado).</text:p>
        </text:list-item>
        <text:list-item>
          <text:p text:style-name="P4">El cliente podrá cancelar su pedido siempre y cuando el método de pago escogido sea por transferencia <text:span text:style-name="T1">y </text:span><text:span text:style-name="T3">aún </text:span><text:span text:style-name="T1">no haya realizado la misma. </text:span><text:span text:style-name="T4">Si quiere cancelar el pedido y el método de pago es “cobro destino” deberá llamar inmediatamente.</text:span></text:p>
        </text:list-item>
      </text:list>
      <text:p text:style-name="P2"/>
      <text:p text:style-name="P2"><text:span text:style-name="T1">2) </text:span><text:span text:style-name="T2">Se requiere una aplicación web donde el empleado encargado de los pedidos pueda administrar los mismos:</text:span></text:p>
      <text:p text:style-name="P2"/>
      <text:list xml:id="list4201654737" text:style-name="L2">
        <text:list-item>
          <text:p text:style-name="P6">El encargado podrá primeramente gestionar el menú de pizzas, agregar nuevas pizzas, cambiar le precio, eliminar pizzas y demás atributos.</text:p>
        </text:list-item>
        <text:list-item>
          <text:p text:style-name="P6">Todo cambio en el menú se reflejará de manera automática en la aplicación del cliente.</text:p>
        </text:list-item>
        <text:list-item>
          <text:p text:style-name="P6">Podrá visualizar los pedidos entrantes, que serán ordenados por llegada.</text:p>
        </text:list-item>
        <text:list-item>
          <text:p text:style-name="P6">Podrá visualizar el estado del pedido, y también podrá cambiarlo.</text:p>
        </text:list-item>
        <text:list-item>
          <text:p text:style-name="P6">Verificará si el pedido tiene método de pago “Transferencia” o “Cobro a destino”.</text:p>
        </text:list-item>
        <text:list-item>
          <text:p text:style-name="P6">Si tiene “transferencia bancaria” deberá esperar que el cliente envíe el número de confirmación para poder procesar el pedido.</text:p>
        </text:list-item>
        <text:list-item>
          <text:p text:style-name="P6">Si tiene como método de pago “cobro a destino” deberá mandar el aviso para que se <text:span text:style-name="T10">prepare</text:span> inmediatamente la pizza y colocar el pedido en el estado “procesando”.</text:p>
        </text:list-item>
        <text:list-item>
          <text:p text:style-name="P6">Una vez que el pedido esté listo podrá enviarlo y cambiar el estado a “Enviado”.</text:p>
        </text:list-item>
        <text:list-item>
          <text:p text:style-name="P6">Igual pasará cuando el cliente pague con “transferencia bancaria”, luego de confirmar la misma se <text:span text:style-name="T10">prepará</text:span> la pizza y luego se enviará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6:27:38.263996701</meta:creation-date>
    <dc:date>2018-11-10T15:34:13.713000000</dc:date>
    <meta:editing-duration>PT7M56S</meta:editing-duration>
    <meta:editing-cycles>4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24" meta:word-count="440" meta:character-count="2546" meta:non-whitespace-character-count="2151"/>
  </office:meta>
</office:document-meta>
</file>